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c82" officeooo:paragraph-rsid="00146241"/>
    </style:style>
    <style:style style:name="P2" style:family="paragraph" style:parent-style-name="Standard">
      <style:text-properties officeooo:rsid="00146241" officeooo:paragraph-rsid="00146241"/>
    </style:style>
    <style:style style:name="P3" style:family="paragraph" style:parent-style-name="Standard">
      <style:text-properties officeooo:rsid="0015969b" officeooo:paragraph-rsid="0015969b"/>
    </style:style>
    <style:style style:name="P4" style:family="paragraph" style:parent-style-name="Standard">
      <style:text-properties officeooo:rsid="00165e28" officeooo:paragraph-rsid="00165e28"/>
    </style:style>
    <style:style style:name="T1" style:family="text">
      <style:text-properties fo:language="es" fo:country="MX"/>
    </style:style>
    <style:style style:name="T2" style:family="text">
      <style:text-properties fo:language="es" fo:country="MX" officeooo:rsid="00186f11"/>
    </style:style>
    <style:style style:name="T3" style:family="text">
      <style:text-properties officeooo:rsid="0015969b"/>
    </style:style>
    <style:style style:name="T4" style:family="text">
      <style:text-properties officeooo:rsid="0017c0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¿ Por <text:span text:style-name="T1">qué</text:span> Vida Life? <text:s text:c="3"/>Quiero <text:s text:c="5"/>Eventos <text:s text:c="6"/>Descargas <text:s text:c="5"/>Contacto <text:s text:c="5"/>Donaciones</text:p>
      <text:p text:style-name="P1"/>
      <text:p text:style-name="P1">PLANEA UNA VISITA</text:p>
      <text:p text:style-name="P1"/>
      <text:p text:style-name="P2">CANCUN CENTRO </text:p>
      <text:p text:style-name="P2"/>
      <text:p text:style-name="P2">Acerca de VidaLife</text:p>
      <text:p text:style-name="P2"><text:span text:style-name="T1">Misión</text:span> del Centro</text:p>
      <text:p text:style-name="P2"><text:span text:style-name="T1">Misión</text:span> El Milagro</text:p>
      <text:p text:style-name="P2"><text:span text:style-name="T1">Misión</text:span> El Milagro 2</text:p>
      <text:p text:style-name="P2"><text:span text:style-name="T1">Misión</text:span> El Esfuerzo</text:p>
      <text:p text:style-name="P2">YWAM</text:p>
      <text:p text:style-name="P2"/>
      <text:p text:style-name="P2"/>
      <text:p text:style-name="P2">Vida Life en el centro de Canc<text:span text:style-name="T4">ú</text:span>n est<text:span text:style-name="T4">á</text:span> ubicada de forma <text:span text:style-name="T1">céntrica</text:span> en el mercado 28. Los domingos, gente de todo el mundo se reúne para adorar a Dios y disfrutar tiempo juntos. El ser parte de esta comunidad impacta vidas y nos recuerda <text:span text:style-name="T3">que no se puede tener una vida de forma individual.</text:span></text:p>
      <text:p text:style-name="P2"/>
      <text:p text:style-name="P3">Si <text:span text:style-name="T1">est</text:span><text:span text:style-name="T2">á</text:span><text:span text:style-name="T1">s</text:span> en la ciudad por un corto viaje, te invitamos a visitarnos el domingo para alabar juntos.</text:p>
      <text:p text:style-name="P3"/>
      <text:p text:style-name="P4">La <text:span text:style-name="T1">congregación</text:span> del centro <text:span text:style-name="T1">también</text:span> ofrece oportunidades de interinato misioneras para individuos y familias. Nos <text:span text:style-name="T1">encantaría</text:span> compartir contigo el plan de interninato cuando vengas a visitarno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7:02:26.471000000</meta:creation-date>
    <dc:date>2016-06-04T17:22:13.493000000</dc:date>
    <meta:editing-duration>PT9M6S</meta:editing-duration>
    <meta:editing-cycles>4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12" meta:word-count="130" meta:character-count="788" meta:non-whitespace-character-count="645"/>
  </office:meta>
</office:document-meta>
</file>